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" style:family="paragraph" style:parent-style-name="Standard">
      <style:text-properties fo:color="#000000" style:font-name="Monospace" fo:font-size="10pt" style:font-size-asian="10pt"/>
    </style:style>
    <style:style style:name="P3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justify" style:justify-single-word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2.545cm" fo:margin-right="0cm" fo:text-align="justify" style:justify-single-word="false" fo:text-indent="-1.17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margin-left="2.545cm" fo:margin-right="0cm" fo:text-align="justify" style:justify-single-word="false" fo:text-indent="-1.171cm" style:auto-text-indent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margin-left="2.565cm" fo:margin-right="0cm" fo:text-align="justify" style:justify-single-word="false" fo:text-indent="-1.192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2.565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1.515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left="2.545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left="1.575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left="1.575cm" fo:margin-right="0cm" fo:text-align="justify" style:justify-single-word="false" fo:text-indent="0cm" style:auto-text-indent="false">
        <style:tab-stops>
          <style:tab-stop style:position="2.54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left="1.535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left="1.797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2.626cm" fo:margin-right="0cm" fo:text-align="justify" style:justify-single-word="false" fo:text-indent="0.363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3.776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2.586cm" fo:margin-right="0cm" fo:text-align="justify" style:justify-single-word="false" fo:text-indent="0cm" style:auto-text-indent="false" fo:keep-with-next="always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left="2.586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left="2.586cm" fo:margin-right="0cm" fo:text-align="justify" style:justify-single-word="false" fo:text-indent="0cm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able_20_Contents">
      <style:paragraph-properties fo:margin-left="2.586cm" fo:margin-right="0cm" fo:text-align="justify" style:justify-single-word="false" fo:text-indent="0cm" style:auto-text-indent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23" style:family="paragraph" style:parent-style-name="Table_20_Contents">
      <style:paragraph-properties fo:margin-left="2.586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1pt" fo:font-weight="bold" style:font-size-asian="11pt" style:font-weight-asian="bold" style:font-size-complex="11pt" style:font-weight-complex="bold"/>
    </style:style>
    <style:style style:name="P24" style:family="paragraph" style:parent-style-name="Preformatted_20_Text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</style:style>
    <style:style style:name="P26" style:family="paragraph" style:parent-style-name="Preformatted_20_Text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Preformatted_20_Text">
      <style:paragraph-properties fo:margin-left="2.586cm" fo:margin-right="0cm" fo:text-align="justify" style:justify-single-word="false" fo:text-indent="0cm" style:auto-text-indent="false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 fo:keep-with-next="always">
        <style:tab-stops/>
        <style:background-image/>
      </style:paragraph-properties>
    </style:style>
    <style:style style:name="P29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background-image/>
      </style:paragraph-properties>
      <style:text-properties fo:color="#000000" style:font-name="Liberation Serif" fo:font-size="7pt" style:font-name-asian="Monospace1" style:font-size-asian="7pt" style:font-name-complex="Monospace1" style:font-size-complex="7pt"/>
    </style:style>
    <style:style style:name="P30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background-image/>
      </style:paragraph-properties>
      <style:text-properties fo:color="#000000" style:font-name="Liberation Serif" fo:font-size="7pt" fo:font-weight="normal" style:font-name-asian="Monospace1" style:font-size-asian="7pt" style:font-weight-asian="normal" style:font-name-complex="Monospace1" style:font-size-complex="7pt" style:font-weight-complex="normal"/>
    </style:style>
    <style:style style:name="P31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</style:style>
    <style:style style:name="P33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font-size="11pt" fo:font-weight="normal" officeooo:paragraph-rsid="001f5ff7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Preformatted_20_Text" style:master-page-name="">
      <style:paragraph-properties fo:margin-left="2.586cm" fo:margin-right="0cm" fo:text-align="justify" style:justify-single-word="false" fo:text-indent="0cm" style:auto-text-indent="false" style:page-number="auto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2.665cm" fo:margin-right="0cm" fo:text-align="justify" style:justify-single-word="false" fo:text-indent="0.363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left="3.776cm" fo:margin-right="0cm" fo:text-align="justify" style:justify-single-word="false" fo:text-indent="0.363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left="2.706cm" fo:margin-right="0cm" fo:text-align="justify" style:justify-single-word="false" fo:text-indent="0cm" style:auto-text-indent="false" fo:keep-with-next="always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40" style:family="paragraph" style:parent-style-name="Preformatted_20_Text">
      <style:paragraph-properties fo:margin-left="2.706cm" fo:margin-right="0cm" fo:text-align="justify" style:justify-single-word="false" fo:text-indent="0cm" style:auto-text-indent="false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2.706cm" fo:margin-right="0cm" fo:text-align="justify" style:justify-single-word="false" fo:text-indent="0cm" style:auto-text-indent="false" fo:background-color="#e6e6e6" fo:keep-with-next="always">
        <style:tab-stops/>
        <style:background-image/>
      </style:paragraph-properties>
    </style:style>
    <style:style style:name="P42" style:family="paragraph" style:parent-style-name="Standard">
      <style:paragraph-properties fo:margin-left="2.706cm" fo:margin-right="0cm" fo:text-align="justify" style:justify-single-word="false" fo:text-indent="0cm" style:auto-text-indent="false" fo:background-color="#e6e6e6">
        <style:tab-stops/>
        <style:background-image/>
      </style:paragraph-properties>
    </style:style>
    <style:style style:name="P43" style:family="paragraph" style:parent-style-name="Standard">
      <style:paragraph-properties fo:margin-left="2.70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left="1.797cm" fo:margin-right="0cm" fo:text-align="justify" style:justify-single-word="false" fo:text-indent="0.14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left="2.565cm" fo:margin-right="0cm" fo:text-align="justify" style:justify-single-word="false" fo:text-indent="-0.019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left="1.797cm" fo:margin-right="0cm" fo:text-align="justify" style:justify-single-word="false" fo:text-indent="-0.019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margin-left="0.727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margin-left="0.727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master-page-name="">
      <style:paragraph-properties fo:margin-left="2.524cm" fo:margin-right="0cm" fo:text-indent="0cm" style:auto-text-indent="false" style:page-number="auto" fo:keep-with-next="always"/>
    </style:style>
    <style:style style:name="P50" style:family="paragraph" style:parent-style-name="Standard" style:master-page-name="">
      <style:paragraph-properties fo:margin-left="2.524cm" fo:margin-right="0cm" fo:text-align="justify" style:justify-single-word="false" fo:text-indent="0cm" style:auto-text-indent="false" style:page-number="auto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left="2.524cm" fo:margin-right="0cm" fo:text-indent="0cm" style:auto-text-indent="false" fo:keep-with-next="always"/>
    </style:style>
    <style:style style:name="P52" style:family="paragraph" style:parent-style-name="Standard">
      <style:paragraph-properties fo:margin-left="2.524cm" fo:margin-right="0cm" fo:text-align="justify" style:justify-single-word="false" fo:text-indent="0cm" style:auto-text-indent="false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2.524cm" fo:margin-right="0cm" fo:text-indent="0cm" style:auto-text-indent="false"/>
    </style:style>
    <style:style style:name="P54" style:family="paragraph" style:parent-style-name="Standard">
      <style:paragraph-properties fo:margin-left="2.524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left="0.827cm" fo:margin-right="0cm" fo:text-align="justify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.748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</style:style>
    <style:style style:name="P58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font-size="7pt" style:font-size-asian="7pt" style:font-size-complex="7pt"/>
    </style:style>
    <style:style style:name="P59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60" style:family="paragraph" style:parent-style-name="Table_20_Contents" style:list-style-name="L1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1" style:family="paragraph" style:parent-style-name="Table_20_Contents" style:list-style-name="L1">
      <style:paragraph-properties fo:text-align="justify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2" style:family="paragraph" style:parent-style-name="Table_20_Contents" style:list-style-name="L1">
      <style:paragraph-properties fo:text-align="justify" style:justify-single-word="false"/>
    </style:style>
    <style:style style:name="P63" style:family="paragraph" style:parent-style-name="Table_20_Contents" style:list-style-name="L1">
      <style:paragraph-properties fo:text-align="justify" style:justify-single-word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64" style:family="paragraph" style:parent-style-name="Table_20_Contents" style:list-style-name="L1" style:master-page-name="">
      <style:paragraph-properties fo:text-align="justify" style:justify-single-word="false" style:page-number="auto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5" style:family="paragraph" style:parent-style-name="Table_20_Contents" style:list-style-name="L1" style:master-page-name="">
      <style:paragraph-properties fo:text-align="justify" style:justify-single-word="false" style:page-number="auto" fo:keep-with-next="always">
        <style:tab-stops/>
      </style:paragraph-properties>
    </style:style>
    <style:style style:name="P66" style:family="paragraph" style:parent-style-name="Table_20_Contents" style:list-style-name="L2">
      <style:paragraph-properties fo:margin-left="2.54cm" fo:margin-right="0cm" fo:text-align="justify" style:justify-single-word="false" fo:text-indent="-0.635cm" style:auto-text-indent="false">
        <style:tab-stops/>
      </style:paragraph-properties>
    </style:style>
    <style:style style:name="P67" style:family="paragraph" style:parent-style-name="Table_20_Contents" style:list-style-name="L2">
      <style:paragraph-properties fo:margin-left="2.54cm" fo:margin-right="0cm" fo:text-align="justify" style:justify-single-word="false" fo:text-indent="-0.635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text-align="justify" style:justify-single-word="false" fo:break-before="page"/>
      <style:text-properties fo:font-size="11pt" fo:font-weight="normal" style:font-size-asian="11pt" style:font-weight-asian="normal" style:font-size-complex="11pt" style:font-weight-complex="normal"/>
    </style:style>
    <style:style style:name="P69" style:family="paragraph" style:parent-style-name="Table_20_Contents" style:list-style-name="L3">
      <style:paragraph-properties fo:margin-left="5.089cm" fo:margin-right="0cm" fo:text-align="justify" style:justify-single-word="false" fo:text-indent="-3.657cm" style:auto-text-indent="false">
        <style:tab-stops>
          <style:tab-stop style:position="-2.505cm"/>
          <style:tab-stop style:position="-0.019cm"/>
          <style:tab-stop style:position="0.203cm"/>
          <style:tab-stop style:position="2.039cm"/>
        </style:tab-stops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000000" style:font-name="Liberation Serif"/>
    </style:style>
    <style:style style:name="T2" style:family="text"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00" style:font-name="Liberation Serif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00" style:font-name="Liberation Serif" fo:font-size="8pt" officeooo:rsid="001f5ff7" style:font-size-asian="8pt" style:font-size-complex="8pt"/>
    </style:style>
    <style:style style:name="T5" style:family="text">
      <style:text-properties fo:color="#000000" style:font-name="Liberation Serif" fo:font-weight="bold" style:font-weight-asian="bold" style:font-weight-complex="bold"/>
    </style:style>
    <style:style style:name="T6" style:family="text"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T7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0000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8pt" style:font-size-asian="8pt" style:font-size-complex="8pt"/>
    </style:style>
    <style:style style:name="T14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font-name="Liberation Serif" fo:font-size="9pt" fo:background-color="transparent" loext:char-shading-value="0" style:font-size-asian="9pt" style:font-size-complex="9pt"/>
    </style:style>
    <style:style style:name="T17" style:family="text">
      <style:text-properties style:font-name="Liberation Serif" fo:font-size="9pt" fo:font-weight="bold" fo:background-color="transparent" loext:char-shading-value="0" style:font-size-asian="9pt" style:font-weight-asian="bold" style:font-size-complex="9pt" style:font-weight-complex="bold"/>
    </style:style>
    <style:style style:name="T18" style:family="text">
      <style:text-properties style:font-name="Liberation Serif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9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646464" style:font-name="Monospace"/>
    </style:style>
    <style:style style:name="T26" style:family="text">
      <style:text-properties fo:color="#646464" style:font-name="Monospace" fo:font-size="10pt" style:font-size-asian="10pt"/>
    </style:style>
    <style:style style:name="T27" style:family="text">
      <style:text-properties fo:color="#2a00ff" style:font-name="Monospace"/>
    </style:style>
    <style:style style:name="T28" style:family="text">
      <style:text-properties fo:color="#2a00ff" style:font-name="Monospace" fo:font-size="10pt" style:font-size-asian="10pt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37cm" fo:text-indent="-0.635cm" fo:margin-left="0.73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524cm" fo:text-indent="-0.889cm" fo:margin-left="1.499cm"/>
        </style:list-level-properties>
      </text:list-level-style-number>
      <text:list-level-style-number text:level="3" text:style-name="Numbering_20_Symbols" style:num-prefix=" " style:num-suffix=")" style:num-format="a" text:display-levels="3">
        <style:list-level-properties text:list-level-position-and-space-mode="label-alignment">
          <style:list-level-label-alignment text:label-followed-by="listtab" text:list-tab-stop-position="2.635cm" fo:text-indent="-1.143cm" fo:margin-left="2.642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4cm" fo:text-indent="-0.635cm" fo:margin-left="2.7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99cm" fo:text-indent="-0.635cm" fo:margin-left="3.3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4cm" fo:text-indent="-0.635cm" fo:margin-left="4.0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69cm" fo:text-indent="-0.635cm" fo:margin-left="4.6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4cm" fo:text-indent="-0.635cm" fo:margin-left="5.3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39cm" fo:text-indent="-0.635cm" fo:margin-left="5.9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4cm" fo:text-indent="-0.635cm" fo:margin-left="6.5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09cm" fo:text-indent="-0.635cm" fo:margin-left="7.2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4cm" fo:text-indent="-0.635cm" fo:margin-left="7.8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79cm" fo:text-indent="-0.635cm" fo:margin-left="8.47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EJB Session Bean kezelése Servletből Glassfish 3.1 segítségével IDE nélkül</text:p>
      <text:p text:style-name="P3"/>
      <text:p text:style-name="P3"/>
      <text:p text:style-name="P3"/>
      <text:list xml:id="list1575389539962365926" text:style-name="L1">
        <text:list-item>
          <text:p text:style-name="P60">Glassfish 3.1.2. installálása – ezek a műveletek mind root joggal készülnek</text:p>
        </text:list-item>
      </text:list>
      <text:p text:style-name="P4"/>
      <text:list xml:id="list231929451832013" text:continue-numbering="true" text:style-name="L1">
        <text:list-item>
          <text:list>
            <text:list-item>
              <text:p text:style-name="P62"><text:span text:style-name="T21">Töltsük le a </text:span><text:span text:style-name="T22">glassfish-3.1.2.2.zip</text:span><text:span text:style-name="T21"> fájlt</text:span></text:p>
            </text:list-item>
            <text:list-item>
              <text:p text:style-name="P62"><text:span text:style-name="T21">Bontsuk ki és helyezzük el pld a /usr/local/programs könyvtárba a tartalmát. Ezek után a </text:span><text:span text:style-name="T22">$JAVAEE_HOME</text:span><text:span text:style-name="T21"> fogja jelenteni a </text:span><text:span text:style-name="T22">/usr/local/programs/glassfish3/glassfish</text:span><text:span text:style-name="T21"> könyvtárat</text:span></text:p>
            </text:list-item>
            <text:list-item>
              <text:p text:style-name="P60">Ha meg kívánjuk változtatni az admin jelszavát, ami alapértelmezés szerint nincs, akkor tegyük a következőt</text:p>
            </text:list-item>
          </text:list>
        </text:list-item>
      </text:list>
      <text:p text:style-name="P29"><text:s/></text:p>
      <text:p text:style-name="P30"/>
      <text:p text:style-name="P24"># touch /tmp/password.txt</text:p>
      <text:p text:style-name="P24"># chmod 600 /tmp/password.txt</text:p>
      <text:p text:style-name="P24"># echo "AS_ADMIN_PASSWORD=" &gt; /tmp/password.txt</text:p>
      <text:p text:style-name="P24"># echo "AS_ADMIN_NEWPASSWORD=<text:span text:style-name="T11">új_jelszó</text:span>" &gt;&gt; /tmp/password.txt</text:p>
      <text:p text:style-name="P25"><text:span text:style-name="T2"># bin/asadmin --user admin --passwordfile /tmp/password.txt </text:span><text:span text:style-name="T15">change-admin-password</text:span></text:p>
      <text:p text:style-name="P24"><text:s/>--domain_name domain1</text:p>
      <text:p text:style-name="P24"># rm /tmp/password.txt</text:p>
      <text:p text:style-name="P24"/>
      <text:p text:style-name="P8"/>
      <text:list xml:id="list231929444765340" text:continue-numbering="true" text:style-name="L1">
        <text:list-item>
          <text:list>
            <text:list-item>
              <text:p text:style-name="P61">Indítsuk el szervertt</text:p>
            </text:list-item>
          </text:list>
        </text:list-item>
      </text:list>
      <text:p text:style-name="P24"/>
      <text:p text:style-name="P24"># bin/asadmin start-domain</text:p>
      <text:p text:style-name="P31"/>
      <text:p text:style-name="P7"/>
      <text:list xml:id="list231930556392781" text:continue-numbering="true" text:style-name="L1">
        <text:list-item>
          <text:list>
            <text:list-item>
              <text:p text:style-name="P61">Biztosítsuk az írási jogot a felhasználóknak a $JAVAEE_HOME/domain/domain1/autodeploy könyvtárbat</text:p>
            </text:list-item>
          </text:list>
        </text:list-item>
      </text:list>
      <text:p text:style-name="P24"/>
      <text:p text:style-name="P24"># chmod a+w $JAVAEE_HOME/domain/domain1/autodeploy</text:p>
      <text:p text:style-name="P31"/>
      <text:p text:style-name="P7"/>
      <text:list xml:id="list231930707377994" text:continue-numbering="true" text:style-name="L1">
        <text:list-item>
          <text:list>
            <text:list-item>
              <text:p text:style-name="P61">Ha szükséges készíthetünk új domaintt</text:p>
            </text:list-item>
          </text:list>
        </text:list-item>
      </text:list>
      <text:p text:style-name="P24"/>
      <text:p text:style-name="P25"><text:span text:style-name="T2"># </text:span><text:span text:style-name="Source_20_Text"><text:span text:style-name="T13">glassfish-install-dir\bin\asadmin create-domain </text:span></text:span><text:span text:style-name="Source_20_Text"><text:span text:style-name="T14">új_domain_név</text:span></text:span></text:p>
      <text:p text:style-name="P24"/>
      <text:p text:style-name="P31"/>
      <text:p text:style-name="P7"/>
      <text:list xml:id="list231929329175232" text:continue-numbering="true" text:style-name="L1">
        <text:list-item>
          <text:list>
            <text:list-item>
              <text:p text:style-name="P61">Teszteljük le az applikációs szerver futását.t</text:p>
            </text:list-item>
          </text:list>
        </text:list-item>
      </text:list>
      <text:p text:style-name="P11">Egy böngésző címsorába írjuk be:</text:p>
      <text:p text:style-name="P12"/>
      <text:p text:style-name="P24"/>
      <text:p text:style-name="P25"><text:span text:style-name="Source_20_Text"><text:span text:style-name="T14">http://localhost:8080/</text:span></text:span></text:p>
      <text:p text:style-name="P24"/>
      <text:p text:style-name="P12"/>
      <text:p text:style-name="P13">A megjelnő honlapnak azt kell mondania, hogy: <text:span text:style-name="T11">Your server is running</text:span></text:p>
      <text:p text:style-name="P12"/>
      <text:p text:style-name="P14">Kattintsunk a <text:span text:style-name="T20">go to the Administration Console</text:span> linkre, aminek a hatására megjelenik a szerver <text:span text:style-name="T11">adminisztrációs oldala</text:span>. </text:p>
      <text:p text:style-name="P12"/>
      <text:list xml:id="list231931104001335" text:continue-numbering="true" text:style-name="L1">
        <text:list-item>
          <text:p text:style-name="P60">A program forrásának elkészítése</text:p>
        </text:list-item>
      </text:list>
      <text:p text:style-name="P4"/>
      <text:list xml:id="list231931236634825" text:continue-numbering="true" text:style-name="L1">
        <text:list-item>
          <text:list>
            <text:list-item>
              <text:p text:style-name="P61">Készítsünk egy <text:span text:style-name="T11">javabeanproject</text:span> könyvtárat például a <text:span text:style-name="T11">$HOME</text:span> könyvtárban.</text:p>
            </text:list-item>
          </text:list>
        </text:list-item>
      </text:list>
      <text:p text:style-name="P15">Ebben a könyvtárban a következő struktúra szerint fognak elhelyezkedni a fájlok:</text:p>
      <text:p text:style-name="P12"/>
      <text:p text:style-name="P50"><text:soft-page-break/><text:span text:style-name="Source_20_Text"><text:span text:style-name="T16">$HOME</text:span></text:span></text:p>
      <text:p text:style-name="P52"><text:span text:style-name="Source_20_Text"><text:span text:style-name="T16"><text:s text:c="3"/>/---</text:span></text:span><text:span text:style-name="Source_20_Text"><text:span text:style-name="T17">javabeanproject</text:span></text:span></text:p>
      <text:p text:style-name="P52"><text:span text:style-name="Source_20_Text"><text:span text:style-name="T16"><text:s text:c="8"/></text:span></text:span><text:span text:style-name="Source_20_Text"><text:span text:style-name="T17">/---WebContent</text:span></text:span></text:p>
      <text:p text:style-name="P51"><text:span text:style-name="Source_20_Text"><text:span text:style-name="T16"><text:s text:c="13"/></text:span></text:span><text:span text:style-name="Source_20_Text"><text:span text:style-name="T17">index.jsp</text:span></text:span></text:p>
      <text:p text:style-name="P53"><text:span text:style-name="Source_20_Text"><text:span text:style-name="T16"><text:s text:c="13"/>/---</text:span></text:span><text:span text:style-name="Source_20_Text"><text:span text:style-name="T17">WEB-INF</text:span></text:span></text:p>
      <text:p text:style-name="P51"><text:span text:style-name="Source_20_Text"><text:span text:style-name="T16"><text:s text:c="18"/></text:span></text:span><text:span text:style-name="Source_20_Text"><text:span text:style-name="T17">web.xml</text:span></text:span></text:p>
      <text:p text:style-name="P52"><text:span text:style-name="Source_20_Text"><text:span text:style-name="T16"><text:s text:c="18"/>/---classes</text:span></text:span></text:p>
      <text:p text:style-name="P54"><text:span text:style-name="Source_20_Text"><text:span text:style-name="T16"><text:s text:c="23"/>/---foo</text:span></text:span></text:p>
      <text:p text:style-name="P50"><text:span text:style-name="Source_20_Text"><text:span text:style-name="T17"><text:s text:c="8"/>/---build</text:span></text:span></text:p>
      <text:p text:style-name="P51"><text:span text:style-name="Source_20_Text"><text:span text:style-name="T17"><text:tab/> <text:s text:c="11"/>/---classes</text:span></text:span></text:p>
      <text:p text:style-name="P49"><text:span text:style-name="Source_20_Text"><text:span text:style-name="T17"><text:s text:c="16"/></text:span></text:span><text:span text:style-name="Source_20_Text"><text:span text:style-name="T18"><text:s/>/---foo</text:span></text:span></text:p>
      <text:p text:style-name="P51"><text:span text:style-name="Source_20_Text"><text:span text:style-name="T16"><text:s text:c="7"/>/---</text:span></text:span><text:span text:style-name="Source_20_Text"><text:span text:style-name="T17">src</text:span></text:span></text:p>
      <text:p text:style-name="P51"><text:span text:style-name="Source_20_Text"><text:span text:style-name="T16"><text:s text:c="11"/>/---</text:span></text:span><text:span text:style-name="Source_20_Text"><text:span text:style-name="T17">foo</text:span></text:span></text:p>
      <text:p text:style-name="P51"><text:span text:style-name="Source_20_Text"><text:span text:style-name="T16"><text:s text:c="15"/></text:span></text:span><text:span text:style-name="Source_20_Text"><text:span text:style-name="T17">FooServlet.java</text:span></text:span></text:p>
      <text:p text:style-name="P51"><text:span text:style-name="Source_20_Text"><text:span text:style-name="T16"><text:s text:c="14"/></text:span></text:span><text:span text:style-name="Source_20_Text"><text:span text:style-name="T17"><text:s/>FooBean.java</text:span></text:span></text:p>
      <text:p text:style-name="P53"><text:span text:style-name="Source_20_Text"><text:span text:style-name="T16"><text:s text:c="15"/></text:span></text:span><text:span text:style-name="Source_20_Text"><text:span text:style-name="T17">FooRemote.java</text:span></text:span></text:p>
      <text:p text:style-name="P12"/>
      <text:list xml:id="list231929726846896" text:continue-numbering="true" text:style-name="L1">
        <text:list-item>
          <text:list>
            <text:list-item>
              <text:p text:style-name="P61">FooRemote.java</text:p>
            </text:list-item>
          </text:list>
        </text:list-item>
      </text:list>
      <text:p text:style-name="P24"/>
      <text:p text:style-name="P32"><text:span text:style-name="Source_20_Text"><text:span text:style-name="T2">package</text:span></text:span><text:span text:style-name="T2"> </text:span><text:span text:style-name="Source_20_Text"><text:span text:style-name="T2">foo;</text:span></text:span></text:p>
      <text:p text:style-name="P32"><text:span text:style-name="Source_20_Text"><text:span text:style-name="T2"/></text:span></text:p>
      <text:p text:style-name="P32"><text:span text:style-name="Source_20_Text"><text:span text:style-name="T13">import</text:span></text:span><text:span text:style-name="T13"> </text:span><text:span text:style-name="Source_20_Text"><text:span text:style-name="T13">javax.ejb.*;</text:span></text:span></text:p>
      <text:p text:style-name="P32"><text:span text:style-name="Source_20_Text"><text:span text:style-name="T13"/></text:span></text:p>
      <text:p text:style-name="P32"><text:span text:style-name="Source_20_Text"><text:span text:style-name="T14">@Remote</text:span></text:span></text:p>
      <text:p text:style-name="P32"><text:span text:style-name="Source_20_Text"><text:span text:style-name="T13">public</text:span></text:span><text:span text:style-name="T13"> </text:span><text:span text:style-name="Source_20_Text"><text:span text:style-name="T13">interface</text:span></text:span><text:span text:style-name="T13"> </text:span><text:span text:style-name="Source_20_Text"><text:span text:style-name="T13">FooRemote {</text:span></text:span></text:p>
      <text:p text:style-name="P32"><text:span text:style-name="Source_20_Text"><text:span text:style-name="T13"><text:tab/>public</text:span></text:span><text:span text:style-name="T13"> </text:span><text:span text:style-name="Source_20_Text"><text:span text:style-name="T13">String echo(String s);</text:span></text:span></text:p>
      <text:p text:style-name="P32"><text:span text:style-name="Source_20_Text"><text:span text:style-name="T13">}</text:span></text:span></text:p>
      <text:p text:style-name="P31"/>
      <text:p text:style-name="P5"/>
      <text:list xml:id="list231929159366460" text:continue-numbering="true" text:style-name="L1">
        <text:list-item>
          <text:list>
            <text:list-item>
              <text:p text:style-name="P61">FooBean.java</text:p>
            </text:list-item>
          </text:list>
        </text:list-item>
      </text:list>
      <text:p text:style-name="P24"/>
      <text:p text:style-name="P32"><text:span text:style-name="Source_20_Text"><text:span text:style-name="T2">package foo;</text:span></text:span></text:p>
      <text:p text:style-name="P32"><text:span text:style-name="Source_20_Text"><text:span text:style-name="T2"/></text:span></text:p>
      <text:p text:style-name="P32"><text:span text:style-name="Source_20_Text"><text:span text:style-name="T13">import</text:span></text:span><text:span text:style-name="T13"> </text:span><text:span text:style-name="Source_20_Text"><text:span text:style-name="T13">javax.ejb.*;</text:span></text:span></text:p>
      <text:p text:style-name="P32"><text:span text:style-name="Source_20_Text"><text:span text:style-name="T13"/></text:span></text:p>
      <text:p text:style-name="P32"><text:span text:style-name="Source_20_Text"><text:span text:style-name="T14">@Stateless( name=”FooBean” mappedName=”ejb/FooBean”)</text:span></text:span></text:p>
      <text:p text:style-name="P32"><text:span text:style-name="Source_20_Text"><text:span text:style-name="T13">public</text:span></text:span><text:span text:style-name="T13"> </text:span><text:span text:style-name="Source_20_Text"><text:span text:style-name="T13">class</text:span></text:span><text:span text:style-name="T13"> </text:span><text:span text:style-name="Source_20_Text"><text:span text:style-name="T13">FooBean implements</text:span></text:span><text:span text:style-name="T13"> </text:span><text:span text:style-name="Source_20_Text"><text:span text:style-name="T13">FooRemote {</text:span></text:span></text:p>
      <text:p text:style-name="P32"><text:span text:style-name="Source_20_Text"><text:span text:style-name="T13"><text:tab/>public</text:span></text:span><text:span text:style-name="T13"> </text:span><text:span text:style-name="Source_20_Text"><text:span text:style-name="T13">String echo(String s) {</text:span></text:span></text:p>
      <text:p text:style-name="P32"><text:span text:style-name="Source_20_Text"><text:span text:style-name="T13"><text:tab/><text:tab/>return</text:span></text:span><text:span text:style-name="T13"> </text:span><text:span text:style-name="Source_20_Text"><text:span text:style-name="T13">s;</text:span></text:span></text:p>
      <text:p text:style-name="P32"><text:span text:style-name="Source_20_Text"><text:span text:style-name="T13"><text:tab/>}</text:span></text:span></text:p>
      <text:p text:style-name="P32"><text:span text:style-name="Source_20_Text"><text:span text:style-name="T13">}</text:span></text:span></text:p>
      <text:p text:style-name="P33"><text:span text:style-name="Source_20_Text"><text:span text:style-name="T13"/></text:span></text:p>
      <text:p text:style-name="P5"/>
      <text:list xml:id="list231929244789153" text:continue-numbering="true" text:style-name="L1">
        <text:list-item>
          <text:list>
            <text:list-item>
              <text:p text:style-name="P61">index.jsp</text:p>
            </text:list-item>
          </text:list>
        </text:list-item>
      </text:list>
      <text:p text:style-name="P24"/>
      <text:p text:style-name="P32"><text:span text:style-name="Source_20_Text"><text:span text:style-name="T2">&lt;%@page contentType="text/html" pageEncoding="UTF-8"%&gt;</text:span></text:span></text:p>
      <text:p text:style-name="P32"><text:span text:style-name="Source_20_Text"><text:span text:style-name="T2">&lt;!DOCTYPE HTML PUBLIC "-//W3C//DTD HTML 4.01 Transitional//EN"</text:span></text:span></text:p>
      <text:p text:style-name="P32"><text:span text:style-name="Source_20_Text"><text:span text:style-name="T2"><text:s text:c="23"/>"http://www.w3.org/TR/html4/loose.dtd"&gt;</text:span></text:span></text:p>
      <text:p text:style-name="P32"><text:span text:style-name="Source_20_Text"><text:span text:style-name="T2"/></text:span></text:p>
      <text:p text:style-name="P32"><text:span text:style-name="Source_20_Text"><text:span text:style-name="T2">&lt;html&gt;</text:span></text:span></text:p>
      <text:p text:style-name="P32"><text:span text:style-name="Source_20_Text"><text:span text:style-name="T2"><text:s text:c="2"/>&lt;head&gt;</text:span></text:span></text:p>
      <text:p text:style-name="P32"><text:span text:style-name="Source_20_Text"><text:span text:style-name="T2"><text:s text:c="8"/>&lt;meta http-equiv="Content-Type" content="text/html; charset=UTF-8"&gt;</text:span></text:span></text:p>
      <text:p text:style-name="P32"><text:span text:style-name="Source_20_Text"><text:span text:style-name="T2"><text:s text:c="8"/>&lt;title&gt;GlassFish JSP Page&lt;/title&gt;</text:span></text:span></text:p>
      <text:p text:style-name="P32"><text:span text:style-name="Source_20_Text"><text:span text:style-name="T2"><text:s text:c="2"/>&lt;/head&gt;</text:span></text:span></text:p>
      <text:p text:style-name="P32"><text:span text:style-name="Source_20_Text"><text:span text:style-name="T2"><text:s text:c="2"/>&lt;body&gt;</text:span></text:span></text:p>
      <text:p text:style-name="P32"><text:span text:style-name="Source_20_Text"><text:span text:style-name="T2"><text:s text:c="4"/>&lt;h1&gt;Hello World!&lt;/h1&gt;</text:span></text:span></text:p>
      <text:p text:style-name="P32"><text:span text:style-name="Source_20_Text"><text:span text:style-name="T2"><text:s text:c="2"/>&lt;/body&gt;</text:span></text:span></text:p>
      <text:p text:style-name="P32"><text:span text:style-name="Source_20_Text"><text:span text:style-name="T2">&lt;/html&gt; </text:span></text:span></text:p>
      <text:p text:style-name="P33"><text:span text:style-name="Source_20_Text"><text:span text:style-name="T2"/></text:span></text:p>
      <text:p text:style-name="P5"/>
      <text:list xml:id="list231930140107664" text:continue-numbering="true" text:style-name="L1">
        <text:list-item>
          <text:list>
            <text:list-item>
              <text:p text:style-name="P61">web.xml</text:p>
            </text:list-item>
          </text:list>
        </text:list-item>
      </text:list>
      <text:p text:style-name="P24"/>
      <text:p text:style-name="P32"><text:span text:style-name="Source_20_Text"><text:span text:style-name="T2">&lt;?xml version="1.0" encoding="UTF-8"?&gt;</text:span></text:span></text:p>
      <text:p text:style-name="P32"><text:span text:style-name="Source_20_Text"><text:span text:style-name="T2">&lt;web-app version="2.5" xmlns="http://java.sun.com/xml/ns/javaee"</text:span></text:span></text:p>
      <text:p text:style-name="P32"><text:span text:style-name="Source_20_Text"><text:span text:style-name="T2">xmlns:xsi="http://www.w3.org/2001/XMLSchema-instance"</text:span></text:span></text:p>
      <text:p text:style-name="P32"><text:span text:style-name="Source_20_Text"><text:span text:style-name="T2">xsi:schemaLocation="http://java.sun.com/xml/ns/javaee http://java.sun.com/xml/ns/javaee/web-app_2_5.xsd"&gt;</text:span></text:span></text:p>
      <text:p text:style-name="P32"><text:span text:style-name="Source_20_Text"><text:span text:style-name="T2"><text:s text:c="3"/>&lt;servlet&gt;</text:span></text:span></text:p>
      <text:p text:style-name="P32"><text:span text:style-name="Source_20_Text"><text:span text:style-name="T2"><text:s text:c="7"/>&lt;servlet-name&gt;FooServlet&lt;/servlet-name&gt;</text:span></text:span></text:p>
      <text:p text:style-name="P32"><text:soft-page-break/><text:span text:style-name="Source_20_Text"><text:span text:style-name="T2"><text:s text:c="7"/>&lt;servlet-class&gt;foo.FooServlet&lt;/servlet-class&gt;</text:span></text:span></text:p>
      <text:p text:style-name="P32"><text:span text:style-name="Source_20_Text"><text:span text:style-name="T2"><text:s text:c="3"/>&lt;/servlet&gt;</text:span></text:span></text:p>
      <text:p text:style-name="P32"><text:span text:style-name="Source_20_Text"><text:span text:style-name="T2"><text:s text:c="3"/>&lt;servlet-mapping&gt;</text:span></text:span></text:p>
      <text:p text:style-name="P32"><text:span text:style-name="Source_20_Text"><text:span text:style-name="T2"><text:s text:c="7"/>&lt;servlet-name&gt;FooServlet&lt;/servlet-name&gt;</text:span></text:span></text:p>
      <text:p text:style-name="P32"><text:span text:style-name="Source_20_Text"><text:span text:style-name="T2"><text:s text:c="7"/>&lt;url-pattern&gt;/FooServlet&lt;/url-pattern&gt;</text:span></text:span></text:p>
      <text:p text:style-name="P32"><text:span text:style-name="Source_20_Text"><text:span text:style-name="T2"><text:s text:c="3"/>&lt;/servlet-mapping&gt;</text:span></text:span></text:p>
      <text:p text:style-name="P32"><text:span text:style-name="Source_20_Text"><text:span text:style-name="T2">&lt;/web-app&gt;</text:span></text:span></text:p>
      <text:p text:style-name="P33"><text:span text:style-name="Source_20_Text"><text:span text:style-name="T2"/></text:span></text:p>
      <text:p text:style-name="P5"/>
      <text:list xml:id="list231930922343909" text:continue-numbering="true" text:style-name="L1">
        <text:list-item>
          <text:list>
            <text:list-item>
              <text:p text:style-name="P61">FooServlet.java</text:p>
            </text:list-item>
          </text:list>
        </text:list-item>
      </text:list>
      <text:p text:style-name="P16">Két különböző esetet vizsgálunk. Az első eset amikor a Servletet ugyanabba a konténerbe helyezzük mint amelyiken az elérendő Enterprise Java Bean helyezkedik el a konténerében, a második eset pedig, hogy különböző konténerbe.</text:p>
      <text:p text:style-name="P10"/>
      <text:list xml:id="list231929852148389" text:continue-numbering="true" text:style-name="L1">
        <text:list-item>
          <text:list>
            <text:list-item>
              <text:list>
                <text:list-item>
                  <text:p text:style-name="P61"><text:bookmark-start text:name="__RefNumPara__4145_106489672"/>Azonos konténerben<text:bookmark-end text:name="__RefNumPara__4145_106489672"/></text:p>
                </text:list-item>
              </text:list>
            </text:list-item>
          </text:list>
        </text:list-item>
      </text:list>
      <text:p text:style-name="P17">Ez az eset a leggyakoribb, vagyis amikor a Servlet ugyanabban a konténerben található, melyben az elérendő EJB. Ekkor az egyszerűség kedvéért nem lookup mechanizmust használjuk, hanem dependecy injectiont, vagyis az <text:span text:style-name="T11">@EJB</text:span> annotációt. Ez valójában a háttérben egy Non-portable JNDI referencia használata.</text:p>
      <text:p text:style-name="P17">Most csak a dependency injection-ra mutatok példát, de ha ennek ellenére lookup() függvénnyel kívánunk kisérletezni, akkor arra példát a 01-EJB-Glassfish-Standalone-Hand.odt dokumentum 2.4.a) Azonos host-on pontjában találunk példát</text:p>
      <text:p text:style-name="P17">Hogy az EJB-re milyen referenciát használjunk a <text:span text:style-name="T23"><text:bookmark-ref text:reference-format="number" text:ref-name="__RefNumPara__4123_106489672">4.3</text:bookmark-ref></text:span> pont “<text:span text:style-name="T11">Glassfish-specific (Non-portable) JNDI names for EJB FooBean</text:span>:” rész mutatja meg. Most csak annyit, hogy mivel a FooBean.java-ban a Stateless bean <text:span text:style-name="T11">mappedName</text:span>-jének <text:span text:style-name="T11">ejb/FooBean</text:span>-t adtunk meg ezért ugyanezzel a névvel tudunk rá hivatkozni injection esetén is.</text:p>
      <text:p text:style-name="P18"/>
      <text:p text:style-name="P19">FooServlet.java</text:p>
      <text:p text:style-name="P27"/>
      <text:p text:style-name="P28"><text:span text:style-name="Source_20_Text"><text:span text:style-name="T2">package foo;</text:span></text:span></text:p>
      <text:p text:style-name="P32"><text:span text:style-name="Source_20_Text"><text:span text:style-name="T2"/></text:span></text:p>
      <text:p text:style-name="P32"><text:span text:style-name="Source_20_Text"><text:span text:style-name="T2">import java.io.*;</text:span></text:span></text:p>
      <text:p text:style-name="P32"><text:span text:style-name="Source_20_Text"><text:span text:style-name="T2">import javax.ejb.EJB;</text:span></text:span></text:p>
      <text:p text:style-name="P32"><text:span text:style-name="Source_20_Text"><text:span text:style-name="T2">import javax.servlet.*;</text:span></text:span></text:p>
      <text:p text:style-name="P32"><text:span text:style-name="Source_20_Text"><text:span text:style-name="T2">import javax.servlet.http.*;</text:span></text:span></text:p>
      <text:p text:style-name="P32"><text:span text:style-name="Source_20_Text"><text:span text:style-name="T2">import javax.naming.*;</text:span></text:span></text:p>
      <text:p text:style-name="P32"><text:span text:style-name="Source_20_Text"><text:span text:style-name="T2">import javax.annotation.*;</text:span></text:span></text:p>
      <text:p text:style-name="P32"><text:span text:style-name="Source_20_Text"><text:span text:style-name="T2">import java.util.*;</text:span></text:span></text:p>
      <text:p text:style-name="P32"><text:span text:style-name="Source_20_Text"><text:span text:style-name="T2"><text:s/></text:span></text:span></text:p>
      <text:p text:style-name="P58"><text:span text:style-name="T25">@WebServlet</text:span><text:span text:style-name="T9">(</text:span><text:span text:style-name="T27">"/FooServlet"</text:span><text:span text:style-name="T9">)</text:span></text:p>
      <text:p text:style-name="P32"><text:span text:style-name="Source_20_Text"><text:span text:style-name="T2">public class FooServlet extends HttpServlet {</text:span></text:span></text:p>
      <text:p text:style-name="P32"><text:span text:style-name="Source_20_Text"><text:span text:style-name="T2"/></text:span></text:p>
      <text:p text:style-name="P32"><text:span text:style-name="Source_20_Text"><text:span text:style-name="T2"><text:s text:c="3"/>@EJB(mappedName="ejb/FooBean")</text:span></text:span></text:p>
      <text:p text:style-name="P32"><text:span text:style-name="Source_20_Text"><text:span text:style-name="T2"><text:s text:c="3"/>private FooRemote foo;</text:span></text:span></text:p>
      <text:p text:style-name="P32"><text:span text:style-name="Source_20_Text"><text:span text:style-name="T2"/></text:span></text:p>
      <text:p text:style-name="P32"><text:span text:style-name="Source_20_Text"><text:span text:style-name="T6"><text:s text:c="3"/>protected void processRequest(HttpServletRequest request, HttpServletResponse response) throws ServletException, IOException {</text:span></text:span></text:p>
      <text:p text:style-name="P32"><text:span text:style-name="Source_20_Text"><text:span text:style-name="T2"/></text:span></text:p>
      <text:p text:style-name="P32"><text:span text:style-name="Source_20_Text"><text:span text:style-name="T2"><text:s text:c="7"/>response.setContentType("text/html;charset=UTF-8");</text:span></text:span></text:p>
      <text:p text:style-name="P32"><text:span text:style-name="Source_20_Text"><text:span text:style-name="T2"><text:s text:c="7"/>PrintWriter out = response.getWriter();</text:span></text:span></text:p>
      <text:p text:style-name="P32"><text:span text:style-name="Source_20_Text"><text:span text:style-name="T2"><text:s text:c="7"/>out.println("&lt;html&gt;");</text:span></text:span></text:p>
      <text:p text:style-name="P32"><text:span text:style-name="Source_20_Text"><text:span text:style-name="T2"><text:s text:c="7"/>out.println("&lt;head&gt;");</text:span></text:span></text:p>
      <text:p text:style-name="P32"><text:span text:style-name="Source_20_Text"><text:span text:style-name="T2"><text:s text:c="7"/>out.println("&lt;title&gt;Servlet FooServlet&lt;/title&gt;");</text:span></text:span></text:p>
      <text:p text:style-name="P32"><text:span text:style-name="Source_20_Text"><text:span text:style-name="T2"><text:s text:c="7"/>out.println("&lt;/head&gt;");</text:span></text:span></text:p>
      <text:p text:style-name="P32"><text:span text:style-name="Source_20_Text"><text:span text:style-name="T2"><text:s text:c="7"/>out.println("&lt;body&gt;");</text:span></text:span></text:p>
      <text:p text:style-name="P32"><text:span text:style-name="Source_20_Text"><text:span text:style-name="T2"><text:s text:c="7"/>out.println("&lt;h1&gt;FooRemote.echo returned: " + foo.echo(request.getParameter("param")) + "&lt;/h1&gt;");</text:span></text:span></text:p>
      <text:p text:style-name="P32"><text:span text:style-name="Source_20_Text"><text:span text:style-name="T2"><text:s text:c="7"/>out.println("&lt;/body&gt;");</text:span></text:span></text:p>
      <text:p text:style-name="P32"><text:span text:style-name="Source_20_Text"><text:span text:style-name="T2"><text:s text:c="7"/>out.println("&lt;/html&gt;");</text:span></text:span></text:p>
      <text:p text:style-name="P32"><text:span text:style-name="Source_20_Text"><text:span text:style-name="T2"><text:s text:c="3"/>}</text:span></text:span></text:p>
      <text:p text:style-name="P32"><text:span text:style-name="Source_20_Text"><text:span text:style-name="T2"/></text:span></text:p>
      <text:p text:style-name="P32"><text:span text:style-name="Source_20_Text"><text:span text:style-name="T2"><text:s text:c="3"/>protected void doGet(HttpServletRequest request, HttpServletResponse response) throws ServletException, IOException {</text:span></text:span></text:p>
      <text:p text:style-name="P32"><text:span text:style-name="Source_20_Text"><text:span text:style-name="T2"><text:s text:c="7"/>processRequest(request, response);</text:span></text:span></text:p>
      <text:p text:style-name="P32"><text:span text:style-name="Source_20_Text"><text:span text:style-name="T2"><text:s text:c="3"/>}</text:span></text:span></text:p>
      <text:p text:style-name="P32"><text:span text:style-name="Source_20_Text"><text:span text:style-name="T2"><text:s text:c="3"/></text:span></text:span></text:p>
      <text:p text:style-name="P32"><text:span text:style-name="Source_20_Text"><text:span text:style-name="T2"><text:s text:c="3"/>protected void doPost(HttpServletRequest request, HttpServletResponse response) <text:s/>throws ServletException, </text:span></text:span><text:soft-page-break/><text:span text:style-name="Source_20_Text"><text:span text:style-name="T2">IOException {</text:span></text:span></text:p>
      <text:p text:style-name="P32"><text:span text:style-name="Source_20_Text"><text:span text:style-name="T2"><text:s text:c="7"/>processRequest(request, response);</text:span></text:span></text:p>
      <text:p text:style-name="P32"><text:span text:style-name="Source_20_Text"><text:span text:style-name="T2"><text:s text:c="3"/>}</text:span></text:span></text:p>
      <text:p text:style-name="P34"><text:span text:style-name="Source_20_Text"><text:span text:style-name="T4">}</text:span></text:span></text:p>
      <text:p text:style-name="P5"/>
      <text:list xml:id="list231929329962514" text:continue-numbering="true" text:style-name="L1">
        <text:list-item>
          <text:list>
            <text:list-item>
              <text:list>
                <text:list-item>
                  <text:p text:style-name="P61">Különböző konténereken</text:p>
                </text:list-item>
              </text:list>
            </text:list-item>
          </text:list>
        </text:list-item>
      </text:list>
      <text:p text:style-name="P37">Általában ez a helyzet egy Standalone Kliens esetén, és Servletek esetén pedig akkor, amikor a Servlet az EJB konténertől különböző konténerben fut.</text:p>
      <text:p text:style-name="P37">Hogy az EJB-re milyen referenciát használjunk a <text:span text:style-name="T11">lookup()</text:span> függvényben, a <text:span text:style-name="T23"><text:bookmark-ref text:reference-format="number" text:ref-name="__RefNumPara__4123_106489672">4.3</text:bookmark-ref></text:span> pont “<text:span text:style-name="T11">Portable JNDI names for EJB FooBean:</text:span>” rész mutatja meg. Most csak annyit, hogy használjuk a <text:span text:style-name="T11">lookup(“java:global/myejb/FooBean”)</text:span> kifejezést, vagy alternatíva ként a lookup(“java:global/myejb/FooBean!foo.FooRemote”) -t. Természetesen ez a kifejezés használható a <text:span text:style-name="T23"><text:bookmark-ref text:reference-format="number" text:ref-name="__RefNumPara__4145_106489672">2.6.a</text:bookmark-ref></text:span> esetben is.</text:p>
      <text:p text:style-name="P38"/>
      <text:p text:style-name="P39">FooServlet.java</text:p>
      <text:p text:style-name="P40"/>
      <text:p text:style-name="P41"><text:span text:style-name="Source_20_Text"><text:span text:style-name="T2">package foo;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import java.io.*;</text:span></text:span></text:p>
      <text:p text:style-name="P42"><text:span text:style-name="Source_20_Text"><text:span text:style-name="T2">import javax.ejb.EJB;</text:span></text:span></text:p>
      <text:p text:style-name="P42"><text:span text:style-name="Source_20_Text"><text:span text:style-name="T2">import javax.servlet.*;</text:span></text:span></text:p>
      <text:p text:style-name="P42"><text:span text:style-name="Source_20_Text"><text:span text:style-name="T2">import javax.servlet.http.*;</text:span></text:span></text:p>
      <text:p text:style-name="P42"><text:span text:style-name="Source_20_Text"><text:span text:style-name="T2">import javax.naming.*;</text:span></text:span></text:p>
      <text:p text:style-name="P42"><text:span text:style-name="Source_20_Text"><text:span text:style-name="T2">import javax.annotation.*;</text:span></text:span></text:p>
      <text:p text:style-name="P42"><text:span text:style-name="Source_20_Text"><text:span text:style-name="T2">import java.util.*;</text:span></text:span></text:p>
      <text:p text:style-name="P42"><text:span text:style-name="Source_20_Text"><text:span text:style-name="T2"><text:s/></text:span></text:span></text:p>
      <text:p text:style-name="P42"><text:span text:style-name="Source_20_Text"><text:span text:style-name="T2">public class FooServlet extends HttpServlet {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3"/>private FooRemote foo;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3"/></text:span></text:span><text:span text:style-name="Source_20_Text"><text:span text:style-name="T6">protected void processRequest(HttpServletRequest request, HttpServletResponse response) throws ServletException, IOException {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8"/>String host = "192.168.1.102";</text:span></text:span></text:p>
      <text:p text:style-name="P42"><text:span text:style-name="Source_20_Text"><text:span text:style-name="T2"><text:s text:c="8"/>String port = "3700";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8"/>FooRemote foo = null;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8"/>try{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12"/>System.setProperty("org.omg.CORBA.ORBInitialHost", host);</text:span></text:span></text:p>
      <text:p text:style-name="P42"><text:span text:style-name="Source_20_Text"><text:span text:style-name="T2"><text:s text:c="12"/>System.setProperty("org.omg.CORBA.ORBInitialPort", port);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12"/>Properties props = new Properties();</text:span></text:span></text:p>
      <text:p text:style-name="P42"><text:span text:style-name="Source_20_Text"><text:span text:style-name="T2"><text:s text:c="12"/>props.put(Context.INITIAL_CONTEXT_FACTORY, "com.sun.enterprise.naming.SerialInitContextFactory");</text:span></text:span></text:p>
      <text:p text:style-name="P42"><text:span text:style-name="Source_20_Text"><text:span text:style-name="T2"><text:s text:c="12"/>props.setProperty("org.omg.CORBA.ORBInitialHost", host);</text:span></text:span></text:p>
      <text:p text:style-name="P42"><text:span text:style-name="Source_20_Text"><text:span text:style-name="T2"><text:s text:c="12"/>props.setProperty("org.omg.CORBA.ORBInitialPort", port);</text:span></text:span></text:p>
      <text:p text:style-name="P42"><text:span text:style-name="Source_20_Text"><text:span text:style-name="T2"><text:s text:c="12"/>InitialContext ctx = new InitialContext(props);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12"/>foo = (FooRemote) ctx.lookup("java:global/myejb/FooBean!foo.FooRemote" );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8"/>}catch(NamingException e){</text:span></text:span></text:p>
      <text:p text:style-name="P42"><text:span text:style-name="Source_20_Text"><text:span text:style-name="T2"><text:s text:c="12"/>e.printStackTrace();</text:span></text:span></text:p>
      <text:p text:style-name="P42"><text:span text:style-name="Source_20_Text"><text:span text:style-name="T2"><text:s text:c="8"/>}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7"/>response.setContentType("text/html;charset=UTF-8");</text:span></text:span></text:p>
      <text:p text:style-name="P42"><text:span text:style-name="Source_20_Text"><text:span text:style-name="T2"><text:s text:c="7"/>PrintWriter out = response.getWriter();</text:span></text:span></text:p>
      <text:p text:style-name="P42"><text:span text:style-name="Source_20_Text"><text:span text:style-name="T2"><text:s text:c="7"/>out.println("&lt;html&gt;");</text:span></text:span></text:p>
      <text:p text:style-name="P42"><text:span text:style-name="Source_20_Text"><text:span text:style-name="T2"><text:s text:c="7"/>out.println("&lt;head&gt;");</text:span></text:span></text:p>
      <text:p text:style-name="P42"><text:span text:style-name="Source_20_Text"><text:span text:style-name="T2"><text:s text:c="7"/>out.println("&lt;title&gt;Servlet FooServlet&lt;/title&gt;");</text:span></text:span></text:p>
      <text:p text:style-name="P42"><text:span text:style-name="Source_20_Text"><text:span text:style-name="T2"><text:s text:c="7"/>out.println("&lt;/head&gt;");</text:span></text:span></text:p>
      <text:p text:style-name="P42"><text:span text:style-name="Source_20_Text"><text:span text:style-name="T2"><text:s text:c="7"/>out.println("&lt;body&gt;");</text:span></text:span></text:p>
      <text:p text:style-name="P42"><text:span text:style-name="Source_20_Text"><text:span text:style-name="T2"><text:s text:c="7"/>out.println("&lt;h1&gt;FooRemote.echo returned: " + foo.echo(request.getParameter("param")) + "&lt;/h1&gt;");</text:span></text:span></text:p>
      <text:p text:style-name="P42"><text:span text:style-name="Source_20_Text"><text:span text:style-name="T2"><text:s text:c="7"/>out.println("&lt;/body&gt;");</text:span></text:span></text:p>
      <text:p text:style-name="P42"><text:span text:style-name="Source_20_Text"><text:span text:style-name="T2"><text:s text:c="7"/>out.println("&lt;/html&gt;");</text:span></text:span></text:p>
      <text:p text:style-name="P42"><text:span text:style-name="Source_20_Text"><text:span text:style-name="T2"><text:s text:c="3"/>}</text:span></text:span></text:p>
      <text:p text:style-name="P42"><text:span text:style-name="Source_20_Text"><text:span text:style-name="T2"/></text:span></text:p>
      <text:p text:style-name="P42"><text:span text:style-name="Source_20_Text"><text:span text:style-name="T2"><text:s text:c="3"/>protected void doGet(HttpServletRequest request, HttpServletResponse response) throws ServletException, IOException {</text:span></text:span></text:p>
      <text:p text:style-name="P42"><text:soft-page-break/><text:span text:style-name="Source_20_Text"><text:span text:style-name="T2"><text:s text:c="7"/>processRequest(request, response);</text:span></text:span></text:p>
      <text:p text:style-name="P42"><text:span text:style-name="Source_20_Text"><text:span text:style-name="T2"><text:s text:c="3"/>}</text:span></text:span></text:p>
      <text:p text:style-name="P42"><text:span text:style-name="Source_20_Text"><text:span text:style-name="T2"><text:s text:c="3"/></text:span></text:span></text:p>
      <text:p text:style-name="P42"><text:span text:style-name="Source_20_Text"><text:span text:style-name="T2"><text:s text:c="3"/>protected void doPost(HttpServletRequest request, HttpServletResponse response) throws ServletException, IOException {</text:span></text:span></text:p>
      <text:p text:style-name="P42"><text:span text:style-name="Source_20_Text"><text:span text:style-name="T2"><text:s text:c="7"/>processRequest(request, response);</text:span></text:span></text:p>
      <text:p text:style-name="P42"><text:span text:style-name="Source_20_Text"><text:span text:style-name="T2"><text:s text:c="3"/>}</text:span></text:span></text:p>
      <text:p text:style-name="P42"><text:span text:style-name="Source_20_Text"><text:span text:style-name="T2">}</text:span></text:span></text:p>
      <text:p text:style-name="P43"/>
      <text:list xml:id="list231931050928778" text:continue-numbering="true" text:style-name="L1">
        <text:list-item>
          <text:p text:style-name="P64">Fordítsuk le a forráskódot</text:p>
          <text:list>
            <text:list-item>
              <text:p text:style-name="P65"><text:span text:style-name="T21">Álljunk be a </text:span><text:span text:style-name="T22">$HOME/javabeanproject/build</text:span><text:span text:style-name="T21"> könyvtárba és adjuk ki a következő parancsot:</text:span></text:p>
            </text:list-item>
          </text:list>
        </text:list-item>
      </text:list>
      <text:p text:style-name="P36"/>
      <text:p text:style-name="P28"><text:span text:style-name="Source_20_Text"><text:span text:style-name="T2">$ javac -d ./classes -classpath </text:span></text:span><text:span text:style-name="Source_20_Text"><text:span text:style-name="T3">$JAVAEE_HOME</text:span></text:span><text:span text:style-name="Source_20_Text"><text:span text:style-name="T2">/lib/javaee.jar</text:span></text:span><text:span text:style-name="Source_20_Text"><text:span text:style-name="T3">:</text:span></text:span><text:span text:style-name="Source_20_Text"><text:span text:style-name="T2">. ../src/foo/*.java</text:span></text:span></text:p>
      <text:p text:style-name="P33"/>
      <text:p text:style-name="P5"/>
      <text:list xml:id="list231930407775347" text:continue-numbering="true" text:style-name="L1">
        <text:list-item>
          <text:list>
            <text:list-item>
              <text:p text:style-name="P61">Ellenőrizzük a $HOME/javabeanproject/class könyvtárban, hogy elkészült e mind a 3 class fájl.</text:p>
            </text:list-item>
          </text:list>
        </text:list-item>
      </text:list>
      <text:p text:style-name="P10"/>
      <text:list xml:id="list231929331490876" text:continue-numbering="true" text:style-name="L1">
        <text:list-item>
          <text:p text:style-name="P60">Csomagoljuk be a Bean-t és Deploy-oljuk a szerverre</text:p>
          <text:list>
            <text:list-item>
              <text:p text:style-name="P61"><text:span text:style-name="T1">Továbbra is a </text:span><text:span text:style-name="T5">$HOME/javabeanproject/build</text:span><text:span text:style-name="T1"> könyvtárban állunk</text:span>.</text:p>
            </text:list-item>
          </text:list>
        </text:list-item>
      </text:list>
      <text:p text:style-name="P10"/>
      <text:p text:style-name="P24"/>
      <text:p text:style-name="P32"><text:span text:style-name="Source_20_Text"><text:span text:style-name="T2">$ jar cvf $JAVAEE_HOME/domains/domain1/autodeploy/</text:span></text:span><text:span text:style-name="Source_20_Text"><text:span text:style-name="T3">myejb.jar</text:span></text:span><text:span text:style-name="Source_20_Text"><text:span text:style-name="T2"> -C ./classes foo/FooBean.class -C ./classes foo/FooRemote.class</text:span></text:span></text:p>
      <text:p text:style-name="P33"/>
      <text:p text:style-name="P4"><text:span text:style-name="Source_20_Text"><text:span text:style-name="T13"/></text:span></text:p>
      <text:list xml:id="list231930293903996" text:continue-numbering="true" text:style-name="L1">
        <text:list-item>
          <text:list>
            <text:list-item>
              <text:p text:style-name="P61">A $JAVAEE_HOME/domains/domain1/autodeploy könyvtárban azt kell látnunk, hogy megjelenik a <text:span text:style-name="T11">myejb.jar</text:span> fájl mellett a <text:span text:style-name="T11">myejb.jar_deployed</text:span> fájl is</text:p>
            </text:list-item>
          </text:list>
        </text:list-item>
      </text:list>
      <text:p text:style-name="P9"/>
      <text:list xml:id="list231930111466291" text:continue-numbering="true" text:style-name="L1">
        <text:list-item>
          <text:list>
            <text:list-item>
              <text:p text:style-name="P61"><text:bookmark-start text:name="__RefNumPara__4123_106489672"/>Ellenőrizzük az EJB hivatkozási nevét a glassfish log fájlban<text:bookmark-end text:name="__RefNumPara__4123_106489672"/></text:p>
            </text:list-item>
          </text:list>
        </text:list-item>
      </text:list>
      <text:p text:style-name="P44">Keressü a log fájlban a <text:span text:style-name="T11">JNDI</text:span> kulcsszót. Két sort fogunk találni. Az első azt az esetet mutatja amikor a bean-re való hivatkozás egy másik host-on/künönböző konténerben történik. Az az ugynevezett <text:span text:style-name="T24">Portable JNDI</text:span> név. Természetesen ez a név használható akkor is ha azonos host-on van a kliens vagy éppen ugyanabban a konténerben helyezkedik el min a bean, csak akkor felesleges.</text:p>
      <text:p text:style-name="P44">Az itt látha két név közül bármelyik használható a <text:span text:style-name="T11">lookup</text:span> függvényben:</text:p>
      <text:p text:style-name="P45"/>
      <text:p text:style-name="P24"/>
      <text:p text:style-name="P24">:Portable JNDI names for EJB FooBean: [<text:span text:style-name="T11">java:global/myejb/FooBean</text:span>, <text:span text:style-name="T11">java:global/myejb/FooBean!foo.FooRemote</text:span>]|#]</text:p>
      <text:p text:style-name="P33"><text:span text:style-name="Source_20_Text"><text:span text:style-name="T2"/></text:span></text:p>
      <text:p text:style-name="P45"/>
      <text:p text:style-name="P46">A másik eset pedig az un. <text:span text:style-name="T24">Non-Portable JNDI</text:span> név. Ez a név a következő esetekben használható:</text:p>
      <text:list xml:id="list7694927568640876235" text:style-name="L2">
        <text:list-item>
          <text:p text:style-name="P66"><text:span text:style-name="T21">A </text:span><text:span text:style-name="T22">lookup</text:span><text:span text:style-name="T21"> függvényben ha azonos host-on van a bean-t tároló konténerrel a Standalone Kliens</text:span></text:p>
        </text:list-item>
        <text:list-item>
          <text:p text:style-name="P66"><text:span text:style-name="T21">A </text:span><text:span text:style-name="T22">lookup</text:span><text:span text:style-name="T21"> függvényben, ha azonos konténerben helyezkedik el a bean-nel a Servlet</text:span></text:p>
        </text:list-item>
        <text:list-item>
          <text:p text:style-name="P67">Dependency Injection -ben, ha az ezt használó bean a hivatkozott bean-nel azonos konténerben helyezkedik el (@EJB)</text:p>
        </text:list-item>
      </text:list>
      <text:p text:style-name="P45"/>
      <text:p text:style-name="P36"/>
      <text:p text:style-name="P27">:Glassfish-specific (Non-portable) JNDI names for EJB FooBean: [<text:span text:style-name="T11">ejb/FooBean#foo.FooRemote</text:span>, <text:span text:style-name="T11">ejb/FooBean</text:span>]|#]</text:p>
      <text:p text:style-name="P24"/>
      <text:p text:style-name="P45"/>
      <text:p text:style-name="P16"><text:span text:style-name="Source_20_Text"><text:span text:style-name="T12">Mind két esetben láthattuk, hogy két-két nevet is használhatunk.</text:span></text:span></text:p>
      <text:p text:style-name="P10"><text:span text:style-name="Source_20_Text"><text:span text:style-name="T19"/></text:span></text:p>
      <text:list xml:id="list231930617385488" text:continue-list="list231930111466291" text:style-name="L1">
        <text:list-item>
          <text:p text:style-name="P60">Csomagoljuk be a web applikációt és deploy-oljuk a szerverre</text:p>
        </text:list-item>
      </text:list>
      <text:p text:style-name="P47"><text:span text:style-name="T1">Továbbra is a </text:span><text:span text:style-name="T5">$HOME/javabeanproject/build</text:span><text:span text:style-name="T1"> könyvtárban állunk</text:span></text:p>
      <text:p text:style-name="P48"/>
      <text:list xml:id="list231930034927685" text:continue-numbering="true" text:style-name="L1">
        <text:list-item>
          <text:list>
            <text:list-item>
              <text:p text:style-name="P63"><text:soft-page-break/>Másoljuk át a szükséges class fájlokat</text:p>
            </text:list-item>
          </text:list>
        </text:list-item>
      </text:list>
      <text:p text:style-name="P10"/>
      <text:p text:style-name="P24"/>
      <text:p text:style-name="P32"><text:span text:style-name="Source_20_Text"><text:span text:style-name="T2">$ cp ./classes/foo/FooServlet.class ./classes/foo/FooRemote.class -t ../WebContent/WEB-INF/classes/foo</text:span></text:span></text:p>
      <text:p text:style-name="P33"/>
      <text:p text:style-name="P5"><text:span text:style-name="Source_20_Text"><text:span text:style-name="T19"/></text:span></text:p>
      <text:list xml:id="list231929686695516" text:continue-numbering="true" text:style-name="L1">
        <text:list-item>
          <text:list>
            <text:list-item>
              <text:p text:style-name="P61">Csomagoljuk be és deploy-oljuk</text:p>
            </text:list-item>
          </text:list>
        </text:list-item>
      </text:list>
      <text:p text:style-name="P10"/>
      <text:p text:style-name="P36"/>
      <text:p text:style-name="P28"><text:span text:style-name="Source_20_Text"><text:span text:style-name="T2">$ jar cvf $JAVAEE_HOME/domains/domain1/autodeploy/</text:span></text:span><text:span text:style-name="Source_20_Text"><text:span text:style-name="T3">mywebapp.war</text:span></text:span><text:span text:style-name="Source_20_Text"><text:span text:style-name="T2"> -C ../WebContent/ .</text:span></text:span></text:p>
      <text:p text:style-name="P33"/>
      <text:p text:style-name="P4"><text:span text:style-name="Source_20_Text"><text:span text:style-name="T13"/></text:span></text:p>
      <text:list xml:id="list231929720333358" text:continue-numbering="true" text:style-name="L1">
        <text:list-item>
          <text:list>
            <text:list-item>
              <text:p text:style-name="P61">A $JAVAEE_HOME/domains/domain1/autodeploy könyvtárban azt kell látnunk, hogy megjelenik a <text:span text:style-name="T11">mywebapp.war</text:span> fájl mellett a <text:span text:style-name="T11">mywebapp.war_deployed</text:span> fájl is</text:p>
            </text:list-item>
          </text:list>
        </text:list-item>
      </text:list>
      <text:p text:style-name="P9"/>
      <text:list xml:id="list231930586306224" text:continue-numbering="true" text:style-name="L1">
        <text:list-item>
          <text:p text:style-name="P60">Teszteljük</text:p>
        </text:list-item>
      </text:list>
      <text:p text:style-name="P5"><text:span text:style-name="Source_20_Text"><text:span text:style-name="T7"/></text:span></text:p>
      <text:list xml:id="list231931349768571" text:continue-numbering="true" text:style-name="L1">
        <text:list-item>
          <text:list>
            <text:list-item>
              <text:p text:style-name="P63">Írjuk be egy böngésző címsorába</text:p>
            </text:list-item>
          </text:list>
        </text:list-item>
      </text:list>
      <text:p text:style-name="P6"/>
      <text:p text:style-name="P36"/>
      <text:p text:style-name="P28"><text:span text:style-name="Source_20_Text"><text:span text:style-name="T2">http://localhost:8080/mywebapp/FooServlet?param=hellobello</text:span></text:span></text:p>
      <text:p text:style-name="P35"><text:span text:style-name="Source_20_Text"><text:span text:style-name="T8"/></text:span></text:p>
      <text:p text:style-name="P5"/>
      <text:list xml:id="list231929819073911" text:continue-numbering="true" text:style-name="L1">
        <text:list-item>
          <text:list>
            <text:list-item>
              <text:p text:style-name="P61">A következő Feliratnak kell megjelennie az oldalon:</text:p>
            </text:list-item>
          </text:list>
        </text:list-item>
      </text:list>
      <text:p text:style-name="P5"/>
      <text:p text:style-name="P22">FooRemote.echo returned: hellobello</text:p>
      <text:p text:style-name="P20"/>
      <text:p text:style-name="P21"/>
      <text:p text:style-name="P5"/>
      <text:list xml:id="list231929409656454" text:continue-numbering="true" text:style-name="L1">
        <text:list-header>
          <text:p text:style-name="P61"/>
        </text:list-header>
      </text:list>
      <text:p text:style-name="P3"/>
      <text:list xml:id="list231929317140280" text:continue-numbering="true" text:style-name="L1">
        <text:list-item>
          <text:p text:style-name="P68">Rendszer összeállítása Ant segítségével</text:p>
        </text:list-item>
      </text:list>
      <text:p text:style-name="P5"><text:span text:style-name="Source_20_Text"><text:span text:style-name="T7"/></text:span></text:p>
      <text:list xml:id="list231929248068702" text:continue-numbering="true" text:style-name="L1">
        <text:list-item>
          <text:list>
            <text:list-item>
              <text:p text:style-name="P61"><text:span text:style-name="T1">Helyezzük el a </text:span><text:span text:style-name="T5">$HOME/javabeanproject</text:span><text:span text:style-name="T1"> könyvtárba a </text:span><text:span text:style-name="T5">build.xml</text:span><text:span text:style-name="T1"> paraméter fájlt az ant számára</text:span></text:p>
            </text:list-item>
          </text:list>
        </text:list-item>
      </text:list>
      <text:p text:style-name="P6"/>
      <text:p text:style-name="P23">build.xml</text:p>
      <text:p text:style-name="P24"/>
      <text:p text:style-name="P24">&lt;project&gt;</text:p>
      <text:p text:style-name="P24"><text:s text:c="4"/>&lt;property name="src.dir" value="src"/&gt;</text:p>
      <text:p text:style-name="P24"><text:s text:c="4"/>&lt;property name="build.dir" value="build"/&gt;</text:p>
      <text:p text:style-name="P24"><text:s text:c="4"/>&lt;property name="webcontent.dir" value="WebContent"/&gt;</text:p>
      <text:p text:style-name="P24"><text:s text:c="4"/>&lt;property name="classes.dir" value="${build.dir}/classes"/&gt;</text:p>
      <text:p text:style-name="P24"><text:s text:c="4"/>&lt;property name="webinf.dir" value="${webcontent.dir}/WEB-INF"/&gt;</text:p>
      <text:p text:style-name="P24"><text:s text:c="4"/>&lt;property name="webclasses.dir" value="${webinf.dir}/classes"/&gt;</text:p>
      <text:p text:style-name="P24"><text:s text:c="4"/>&lt;property name="glassfish.dir" value="/usr/local/programs/glassfish3/glassfish"/&gt;</text:p>
      <text:p text:style-name="P24"><text:s text:c="4"/>&lt;property name="glassfish.lib.dir" value="${glassfish.dir}/lib"/&gt;</text:p>
      <text:p text:style-name="P24"><text:s text:c="4"/>&lt;property name="glassfish.deploy.dir" value="${glassfish.dir}/domains/domain1/autodeploy"/&gt;</text:p>
      <text:p text:style-name="P24"><text:s text:c="4"/>&lt;property name="main-class" value="foo.FooClient"/&gt;</text:p>
      <text:p text:style-name="P24"/>
      <text:p text:style-name="P24"><text:s text:c="4"/>&lt;property name="jar.dir" value="${build.dir}/jar"/&gt;</text:p>
      <text:p text:style-name="P24"><text:s text:c="4"/>&lt;property name="lib.dir" value="lib"/&gt;</text:p>
      <text:p text:style-name="P24"/>
      <text:p text:style-name="P24"><text:s text:c="4"/>&lt;path id="classpath"&gt;</text:p>
      <text:p text:style-name="P24"><text:s text:c="8"/>&lt;fileset dir="${glassfish.lib.dir}" includes="**/*.jar"/&gt;</text:p>
      <text:p text:style-name="P24"><text:s text:c="4"/>&lt;/path&gt;</text:p>
      <text:p text:style-name="P24"/>
      <text:p text:style-name="P24"><text:s text:c="4"/>&lt;target name="<text:span text:style-name="T11">clean</text:span>"&gt;</text:p>
      <text:p text:style-name="P24"><text:s text:c="8"/>&lt;!-- A teljes build konyvtarat torli --&gt;</text:p>
      <text:p text:style-name="P24"><text:s text:c="8"/>&lt;delete dir="${build.dir}"/&gt;</text:p>
      <text:p text:style-name="P24"/>
      <text:p text:style-name="P24"><text:s text:c="8"/>&lt;!-- Csak a WEB-INF/classes konyvtarbol torli a fajlokat--&gt;</text:p>
      <text:p text:style-name="P24"><text:s text:c="8"/>&lt;delete&gt;</text:p>
      <text:p text:style-name="P24"><text:s text:c="12"/>&lt;fileset dir="${webclasses.dir}" includes="**/*"/&gt;</text:p>
      <text:p text:style-name="P24"><text:s text:c="8"/>&lt;/delete&gt;</text:p>
      <text:p text:style-name="P24"><text:s text:c="4"/>&lt;/target&gt;</text:p>
      <text:p text:style-name="P24"/>
      <text:p text:style-name="P24"><text:s text:c="4"/>&lt;target name="<text:span text:style-name="T11">compile</text:span>"&gt;</text:p>
      <text:p text:style-name="P24"><text:s text:c="8"/>&lt;mkdir dir="${classes.dir}"/&gt;</text:p>
      <text:p text:style-name="P24"><text:s text:c="8"/>&lt;mkdir dir="${webclasses.dir}"/&gt;</text:p>
      <text:p text:style-name="P24"><text:s text:c="8"/>&lt;javac includeantruntime="false" srcdir="${src.dir}" destdir="${classes.dir}" classpathref="classpath"/&gt;</text:p>
      <text:p text:style-name="P24"/>
      <text:p text:style-name="P24"><text:s text:c="8"/>&lt;copy todir="${webclasses.dir}"&gt;</text:p>
      <text:p text:style-name="P24"><text:s text:c="12"/>&lt;fileset dir="${classes.dir}"&gt;</text:p>
      <text:p text:style-name="P24"><text:s text:c="16"/>&lt;exclude name="**/FooBean.class"/&gt;</text:p>
      <text:p text:style-name="P24"><text:s text:c="16"/>&lt;exclude name="**/FooClient.class"/&gt; </text:p>
      <text:p text:style-name="P24"><text:s text:c="12"/>&lt;/fileset&gt;</text:p>
      <text:p text:style-name="P24"><text:s text:c="8"/>&lt;/copy&gt;</text:p>
      <text:p text:style-name="P24"><text:s text:c="4"/>&lt;/target&gt;</text:p>
      <text:p text:style-name="P24"/>
      <text:p text:style-name="P24"><text:s text:c="4"/>&lt;target name="<text:span text:style-name="T11">makebean</text:span>" depends="compile"&gt;</text:p>
      <text:p text:style-name="P24"><text:s text:c="8"/>&lt;jar destfile="${build.dir}/myejb.jar" basedir="${classes.dir}" excludes="**/FooServlet.class"/&gt;</text:p>
      <text:p text:style-name="P24"><text:s text:c="4"/>&lt;/target&gt;</text:p>
      <text:p text:style-name="P24"/>
      <text:p text:style-name="P24"><text:s text:c="4"/>&lt;target name="<text:span text:style-name="T11">makewebapp</text:span>" depends="compile"&gt;</text:p>
      <text:p text:style-name="P24"><text:s text:c="8"/>&lt;jar destfile="${build.dir}/mywebapp.war"&gt;</text:p>
      <text:p text:style-name="P24"><text:s text:c="12"/>&lt;fileset dir="${webcontent.dir}"/&gt;</text:p>
      <text:p text:style-name="P24"><text:s text:c="8"/>&lt;/jar&gt;</text:p>
      <text:p text:style-name="P24"><text:s text:c="4"/>&lt;/target&gt;</text:p>
      <text:p text:style-name="P24"><text:s text:c="4"/></text:p>
      <text:p text:style-name="P24"><text:s text:c="4"/>&lt;target name="<text:span text:style-name="T11">deploy</text:span>" depends="makebean,makewebapp,makeclient"&gt;</text:p>
      <text:p text:style-name="P24"><text:s text:c="8"/>&lt;copy todir="${glassfish.deploy.dir}"&gt;</text:p>
      <text:p text:style-name="P24"><text:s text:c="12"/>&lt;fileset dir="${build.dir}" includes="**/myejb.jar"/&gt; <text:s text:c="10"/></text:p>
      <text:p text:style-name="P24"><text:s text:c="12"/>&lt;fileset dir="${build.dir}" includes="**/mywebapp.war"/&gt;</text:p>
      <text:p text:style-name="P24"><text:s text:c="8"/>&lt;/copy&gt;</text:p>
      <text:p text:style-name="P24"><text:s text:c="4"/>&lt;/target&gt;</text:p>
      <text:p text:style-name="P24"/>
      <text:p text:style-name="P24"><text:s text:c="4"/>&lt;target name="<text:span text:style-name="T11">main</text:span>" depends="clean,deploy"/&gt;</text:p>
      <text:p text:style-name="P24"/>
      <text:p text:style-name="P24">&lt;/project&gt;</text:p>
      <text:p text:style-name="P26"/>
      <text:p text:style-name="P56"><text:soft-page-break/></text:p>
      <text:list xml:id="list231929367951015" text:continue-numbering="true" text:style-name="L1">
        <text:list-item>
          <text:list>
            <text:list-item>
              <text:p text:style-name="P63">Ant használata</text:p>
            </text:list-item>
          </text:list>
        </text:list-item>
      </text:list>
      <text:list xml:id="list1119792224005984026" text:style-name="L3">
        <text:list-item>
          <text:p text:style-name="P69">ant clean<text:tab/>letörli az összes generált fájlt</text:p>
        </text:list-item>
        <text:list-item>
          <text:p text:style-name="P69">ant compile<text:tab/>Elvégzi az összes class fájl fordítását és a class fájlok WEB-INF könyvtárba másolását</text:p>
        </text:list-item>
        <text:list-item>
          <text:p text:style-name="P69">ant makebean<text:tab/>myejb.jar fájlba csomagolja az EJB-t</text:p>
        </text:list-item>
        <text:list-item>
          <text:p text:style-name="P69">ant makewebapp<text:tab/>mywebapp.war fájlba csomagolja a web application-t</text:p>
        </text:list-item>
        <text:list-item>
          <text:p text:style-name="P69">ant deploy<text:tab/>deploy-olja az EJB-t és a web application-t</text:p>
        </text:list-item>
        <text:list-item>
          <text:p text:style-name="P69">ant main <text:tab/>egy lépésben elvégzi a compile, makebean, makewebapp és deploy műveleteket</text:p>
        </text:list-item>
      </text:list>
      <text:p text:style-name="P55"><text:tab/><text:tab/></text:p>
      <text:p text:style-name="P1"><text:s/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proba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02-14T23:19:29.025787641</dc:date>
    <meta:editing-duration>P5DT12H40M</meta:editing-duration>
    <meta:editing-cycles>264</meta:editing-cycles>
    <meta:generator>LibreOffice/4.2.7.2$Linux_x86 LibreOffice_project/420m0$Build-2</meta:generator>
    <meta:document-statistic meta:table-count="0" meta:image-count="0" meta:object-count="0" meta:page-count="8" meta:paragraph-count="271" meta:word-count="1272" meta:character-count="13369" meta:non-whitespace-character-count="11353"/>
  </office:meta>
</office:document-meta>
</file>